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Unicode MS" svg:font-family="'Arial Unicode MS'"/>
    <style:font-face style:name="MS Mincho" svg:font-family="'MS Mincho'"/>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e Eheleute Bob und Eve teilen sich ein Girokonto. Wenn sie Geld abheben schauen sie zuerst nach, ob das Konto gedeckt ist und heben dann einen Betrag x ab. Da sie häufig unterwegs sind, kann es vorkommen das sie gleichzeitig Geld benötigen. Es darf also nicht passieren, das einem der Beiden ein falscher Betrag angezeigt wird, weil der andere gerade Geld abhebt.</text:p>
      <text:p text:style-name="Standard"/>
      <text:p text:style-name="Standard">Erstellen Sie eine Klasse Konto, die eine Methode showSaldo() und eine Methode abheben(double betrag) zu Verfügung stellt. Der Saldo des Kontos wird in einem Attribut festgehalten.</text:p>
      <text:p text:style-name="Standard"/>
      <text:p text:style-name="Standard">Die Methode showSaldo() soll nur den Saldo anzeigen, die Methode abheben verringert den Saldo um den abzuhebenden Betrag. Würde der Saldo durch das Abbuchen des Betrages in den negativen Bereich abrutschen, soll die Methode eine NoMoneyException werfen.</text:p>
      <text:p text:style-name="Standard"/>
      <text:p text:style-name="Standard">Die Eheleute sind zwei Threads, in deren Run-Methode die Vorgänge showSaldo() und abheben zyklisch (Schleife mit Thread.sleep()) stattfinden.</text:p>
      <text:p text:style-name="Standard"/>
      <text:p text:style-name="Standard">Stellen Sie sicher, dass keinem der Beiden vor dem Abheben von showSaldo() ein falscher Saldo angezeigt wird, weil der Andere gerade die Methode abheben()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Unicode MS" svg:font-family="'Arial Unicode MS'"/>
    <style:font-face style:name="MS Mincho" svg:font-family="'MS Mincho'"/>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imes New Roman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sian="Arial Unicode M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name-asian="Arial Unicode MS"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asian="Arial Unicode M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uido Rau</meta:initial-creator>
    <meta:creation-date>2010-02-25T08:02:14</meta:creation-date>
    <dc:date>2011-07-12T09:46:42</dc:date>
    <dc:creator>Guido Rau</dc:creator>
    <meta:editing-duration>PT14M54S</meta:editing-duration>
    <meta:editing-cycles>2</meta:editing-cycles>
    <meta:generator>OpenOffice.org/3.3$Unix OpenOffice.org_project/330m20$Build-9567</meta:generator>
    <meta:document-statistic meta:table-count="0" meta:image-count="0" meta:object-count="0" meta:page-count="1" meta:paragraph-count="5" meta:word-count="168" meta:character-count="1104"/>
  </office:meta>
</office:document-meta>
</file>